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normal" style:font-name-asian="MicrosoftSansSerif" style:font-size-asian="10.5pt" style:font-weight-asian="normal" style:font-name-complex="MicrosoftSansSerif" style:font-size-complex="10.5pt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ummy Pinto Beans</text:p>
      <text:p text:style-name="P1"/>
      <text:p text:style-name="P2">3 ½ c dried pinto beans</text:p>
      <text:p text:style-name="P2">½ c Sucanat or brown sugar</text:p>
      <text:p text:style-name="P2">salt to taste</text:p>
      <text:p text:style-name="P2">½ t black pepper</text:p>
      <text:p text:style-name="P2">¾ t red pepper flakes</text:p>
      <text:p text:style-name="P2">1 T molasses</text:p>
      <text:p text:style-name="P5"><text:span text:style-name="T2">12 oz. lean bacon </text:span><text:span text:style-name="T3">(I have made this dish</text:span></text:p>
      <text:p text:style-name="P4">without this)</text:p>
      <text:p text:style-name="P5"><text:span text:style-name="T2">3 c tomato juice </text:span><text:span text:style-name="T3">( I have used my own home</text:span></text:p>
      <text:p text:style-name="P4">canned tomatoes, 1qt. or equivalent amounts</text:p>
      <text:p text:style-name="P4">of canned stewed tomatoes or whatever I had</text:p>
      <text:p text:style-name="P4">on hand.)</text:p>
      <text:p text:style-name="P2">1 t dried mustard</text:p>
      <text:p text:style-name="P2">½ large onion, finely chopped</text:p>
      <text:p text:style-name="P2"/>
      <text:p text:style-name="P2">Put beans in large pot and cover with water and salt well ( I have read that you should not salt beans</text:p>
      <text:p text:style-name="P2">before you cook them because they will not cook completely, they will still be hard. I have never</text:p>
      <text:p text:style-name="P2">found that to be true and always salt my beans. It gives them so much flavor.). Cook beans until soft.</text:p>
      <text:p text:style-name="P2">Check often as you may need to add more water. When beans are completely cooked drain them,</text:p>
      <text:p text:style-name="P2">setting aside a few cups of the bean broth, and add tomatoes, spices, molasses. </text:p>
      <text:p text:style-name="P2"/>
      <text:p text:style-name="P2">Slowly cook onion and bacon in frying pan. Drain. Add to beans. Add enough of the reserved bean broth to cover beans by one inch. </text:p>
      <text:p text:style-name="P2"/>
      <text:p text:style-name="P2">Let this simmer slowly and watch carefully as beans seem to scorch easily, for about</text:p>
      <text:p text:style-name="P2">one to two hours to allow flavors to blend. </text:p>
      <text:p text:style-name="P2"/>
      <text:p text:style-name="P2">This dish is excellent with cornbread or home made bread</text:p>
      <text:p text:style-name="P2">and a sala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6:48.65</meta:creation-date>
    <dc:date>2017-05-06T11:54:45.65</dc:date>
    <dc:creator>Crystal Miller</dc:creator>
    <meta:editing-duration>PT16H3M4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5" meta:word-count="230" meta:character-count="1162"/>
  </office:meta>
</office:document-meta>
</file>